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MethodDetai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acheMethodDetails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ethodDetails.DefaultCacheMethodDetails( Method method , A cacheAnnotation ,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acheMethodDetails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ethodDetails.getCach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ethodDetail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